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543000001861202634D.jpg"/>
  <manifest:file-entry manifest:media-type="image/png" manifest:full-path="Pictures/10000000000001740000027E2B144E7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635cm" fo:margin-right="-0.439cm" fo:text-indent="0cm" style:auto-text-indent="false"/>
      <style:text-properties style:font-name="Arial" style:font-name-complex="Arial"/>
    </style:style>
    <style:style style:name="P4" style:family="paragraph" style:parent-style-name="Standard">
      <style:paragraph-properties fo:margin-left="-0.635cm" fo:margin-right="-0.439cm" fo:text-align="justify" style:justify-single-word="false" fo:text-indent="0cm" style:auto-text-indent="false"/>
      <style:text-properties style:font-name="Arial" style:font-name-complex="Arial"/>
    </style:style>
    <style:style style:name="P5" style:family="paragraph" style:parent-style-name="Standard">
      <style:paragraph-properties fo:margin-left="-0.635cm" fo:margin-right="-0.439cm" fo:text-align="justify" style:justify-single-word="false" fo:text-indent="0cm" style:auto-text-indent="false"/>
      <style:text-properties style:font-name="Arial" style:text-underline-style="solid" style:text-underline-width="auto" style:text-underline-color="font-color" style:font-name-complex="Arial"/>
    </style:style>
    <style:style style:name="P6" style:family="paragraph" style:parent-style-name="Standard">
      <style:paragraph-properties fo:margin-left="-0.635cm" fo:margin-right="-0.439cm" fo:text-indent="0cm" style:auto-text-indent="false"/>
      <style:text-properties style:font-name="Arial" fo:font-size="14pt" fo:font-weight="bold" style:font-size-asian="14pt" style:font-weight-asian="bold" style:font-name-complex="Arial"/>
    </style:style>
    <style:style style:name="P7" style:family="paragraph" style:parent-style-name="Standard">
      <style:paragraph-properties fo:margin-left="-0.635cm" fo:margin-right="-0.439cm" fo:text-indent="0cm" style:auto-text-indent="false"/>
      <style:text-properties style:font-name="Arial" fo:font-weight="bold" style:font-weight-asian="bold" style:font-name-complex="Arial"/>
    </style:style>
    <style:style style:name="P8" style:family="paragraph" style:parent-style-name="western">
      <style:paragraph-properties fo:margin-left="-0.635cm" fo:margin-right="-0.439cm" fo:margin-top="0.494cm" fo:margin-bottom="0cm" fo:text-align="center" style:justify-single-word="false" fo:text-indent="0cm" style:auto-text-indent="false"/>
      <style:text-properties style:font-name="Arial" fo:font-weight="bold" style:font-weight-asian="bold" style:font-name-complex="Arial"/>
    </style:style>
    <style:style style:name="P9" style:family="paragraph" style:parent-style-name="western">
      <style:paragraph-properties fo:margin-left="-0.635cm" fo:margin-right="-0.439cm" fo:margin-top="0.494cm" fo:margin-bottom="0cm" fo:text-align="justify" style:justify-single-word="false" fo:text-indent="0cm" style:auto-text-indent="false"/>
      <style:text-properties style:font-name="Arial" fo:font-weight="bold" style:font-weight-asian="bold" style:font-name-complex="Arial"/>
    </style:style>
    <style:style style:name="P10" style:family="paragraph" style:parent-style-name="western">
      <style:paragraph-properties fo:margin-left="-0.635cm" fo:margin-right="-0.439cm" fo:margin-top="0.494cm" fo:margin-bottom="0cm" fo:text-align="justify" style:justify-single-word="false" fo:text-indent="0cm" style:auto-text-indent="false"/>
      <style:text-properties style:font-name="Arial" style:font-name-complex="Arial"/>
    </style:style>
    <style:style style:name="P11" style:family="paragraph" style:parent-style-name="western">
      <style:paragraph-properties fo:margin-left="-0.635cm" fo:margin-right="-0.439cm" fo:margin-top="0.494cm" fo:margin-bottom="0cm" fo:text-indent="0cm" style:auto-text-indent="false"/>
      <style:text-properties style:font-name="Arial" fo:font-size="14pt" fo:font-weight="bold" style:font-size-asian="14pt" style:font-weight-asian="bold" style:font-name-complex="Arial" style:font-weight-complex="bold"/>
    </style:style>
    <style:style style:name="P12" style:family="paragraph" style:parent-style-name="western">
      <style:paragraph-properties fo:margin-left="-0.635cm" fo:margin-right="-0.439cm" fo:margin-top="0.494cm" fo:margin-bottom="0cm" fo:text-align="justify" style:justify-single-word="false" fo:text-indent="0cm" style:auto-text-indent="false"/>
      <style:text-properties style:font-name="Arial" fo:font-size="14pt" fo:font-weight="bold" style:font-size-asian="14pt" style:font-weight-asian="bold" style:font-name-complex="Arial" style:font-weight-complex="bold"/>
    </style:style>
    <style:style style:name="P13" style:family="paragraph" style:parent-style-name="western">
      <style:paragraph-properties fo:margin-left="-0.635cm" fo:margin-right="-0.439cm" fo:margin-top="0cm" fo:margin-bottom="0.21cm" fo:text-indent="0cm" style:auto-text-indent="false" fo:background-color="#ffffff">
        <style:background-image/>
      </style:paragraph-properties>
      <style:text-properties fo:color="#000000" style:font-name="Arial" fo:font-weight="bold" style:font-weight-asian="bold" style:font-name-complex="Arial" style:font-weight-complex="bold"/>
    </style:style>
    <style:style style:name="P14" style:family="paragraph" style:parent-style-name="western">
      <style:paragraph-properties fo:margin-left="-0.635cm" fo:margin-right="-0.439cm" fo:margin-top="0cm" fo:margin-bottom="0.21cm" fo:text-indent="0cm" style:auto-text-indent="false" fo:background-color="#ffffff">
        <style:background-image/>
      </style:paragraph-properties>
      <style:text-properties fo:color="#000000" style:font-name="Arial" style:font-name-complex="Arial"/>
    </style:style>
    <style:style style:name="P15" style:family="paragraph" style:parent-style-name="western">
      <style:paragraph-properties fo:margin-left="-0.635cm" fo:margin-right="-0.439cm" fo:text-align="justify" style:justify-single-word="false" fo:text-indent="0cm" style:auto-text-indent="false"/>
      <style:text-properties style:font-name="Arial" style:font-name-complex="Arial"/>
    </style:style>
    <style:style style:name="P16" style:family="paragraph" style:parent-style-name="western">
      <style:paragraph-properties fo:margin-left="-0.635cm" fo:margin-right="-0.439cm" fo:text-indent="0cm" style:auto-text-indent="false"/>
      <style:text-properties style:font-name="Arial" fo:font-size="14pt" fo:font-weight="bold" style:font-size-asian="14pt" style:font-weight-asian="bold" style:font-name-complex="Arial" style:font-weight-complex="bold"/>
    </style:style>
    <style:style style:name="P17" style:family="paragraph" style:parent-style-name="western">
      <style:paragraph-properties fo:margin-left="-0.635cm" fo:margin-right="-0.439cm" fo:margin-top="0.494cm" fo:margin-bottom="0.423cm" fo:text-align="justify" style:justify-single-word="false" fo:text-indent="0cm" style:auto-text-indent="false"/>
      <style:text-properties style:font-name="Arial" style:font-name-complex="Arial"/>
    </style:style>
    <style:style style:name="P18" style:family="paragraph" style:parent-style-name="Standard">
      <style:paragraph-properties fo:margin-left="-0.635cm" fo:margin-right="-0.439cm" fo:text-align="justify" style:justify-single-word="false" fo:text-indent="0cm" style:auto-text-indent="false"/>
      <style:text-properties style:font-name="Arial" style:font-name-complex="Arial"/>
    </style:style>
    <style:style style:name="P19" style:family="paragraph" style:parent-style-name="western" style:master-page-name="Standard">
      <style:paragraph-properties fo:margin-left="-0.635cm" fo:margin-right="-0.439cm" fo:margin-top="0cm" fo:margin-bottom="0.21cm" fo:text-align="center" style:justify-single-word="false" fo:text-indent="0cm" style:auto-text-indent="false" style:page-number="auto">
        <style:tab-stops>
          <style:tab-stop style:position="8.705cm"/>
        </style:tab-stops>
      </style:paragraph-properties>
      <style:text-properties fo:color="#000080" style:font-name="Arial" fo:font-size="22pt" fo:font-weight="bold" style:font-size-asian="22pt" style:font-weight-asian="bold" style:font-name-complex="Arial" style:font-size-complex="18pt" style:font-weight-complex="bold"/>
    </style:style>
    <style:style style:name="P20" style:family="paragraph" style:parent-style-name="western">
      <style:paragraph-properties fo:margin-left="0cm" fo:margin-right="-0.439cm" fo:text-indent="0cm" style:auto-text-indent="false"/>
      <style:text-properties style:font-name="Arial" style:font-name-complex="Arial"/>
    </style:style>
    <style:style style:name="T1" style:family="text">
      <style:text-properties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ffff00" style:font-weight-asian="bold"/>
    </style:style>
    <style:style style:name="T5" style:family="text">
      <style:text-properties fo:font-weight="bold" fo:background-color="transparent" style:font-weight-asian="bold"/>
    </style:style>
    <style:style style:name="T6" style:family="text">
      <style:text-properties style:text-underline-style="solid" style:text-underline-width="auto" style:text-underline-color="font-color"/>
    </style:style>
    <style:style style:name="T7" style:family="text">
      <style:text-properties fo:background-color="#ffff00"/>
    </style:style>
    <style:style style:name="T8" style:family="text">
      <style:text-properties fo:background-color="#ffff00" style:font-weight-complex="bold"/>
    </style:style>
    <style:style style:name="T9" style:family="text">
      <style:text-properties fo:background-color="transparent"/>
    </style:style>
    <style:style style:name="T10" style:family="text">
      <style:text-properties fo:background-color="transparent" style:font-weight-complex="bold"/>
    </style:style>
    <style:style style:name="fr1" style:family="graphic" style:parent-style-name="Frame">
      <style:graphic-properties fo:margin-left="0.319cm" fo:margin-right="0.319cm" style:run-through="background" style:wrap="run-through" style:number-wrapped-paragraphs="no-limit" style:vertical-pos="bottom" style:vertical-rel="page" style:horizontal-pos="center" style:horizontal-rel="page-content" fo:background-color="#ffffff" style:background-transparency="100%" fo:padding-left="0.28cm" fo:padding-right="0.28cm" fo:padding-top="0.026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icia hoje o Fórum Internacional Software Livre – fisl13</text:p>
      <text:p text:style-name="P8"><text:span text:style-name="T1">O evento mais consolidado do gênero na América Latina reúne grandes nomes da área em Porto Alegre e apresenta intensa programação sobre</text:span><text:span text:style-name="T10"> cultura hacker e tecnologias livres</text:span><text:span text:style-name="T1">. </text:span>Serão mais de 800 horas de programação, aproximadamente 50 oficinas e um público estimado em oito mil pessoas.</text:p>
      <text:p text:style-name="P10">O maior encontro da América Latina e um dos mais consolidados do mundo na área de Tecnologia da Informação e Comunicação (TIC), o Fórum Internacional Software Livre (fisl) chega a sua 13ª edição. O evento inicia hoje, dia 25, e seguirá até dia 28 de julho, no Centro de Eventos da PUCRS, em Porto Alegre e traz à capital gaúcha <text:span text:style-name="T9">quase </text:span><text:span text:style-name="T5">700 palestrantes de mais de 20 nacionalidades</text:span><text:span text:style-name="T2">, </text:span>entre eles nomes consagrados da tecnologia mundial e <text:span text:style-name="T9">cultura de rede</text:span>, como o presidente fundador da Linux International, Jon Maddog Hall, e o fundador do Partido Pirata, o sueco Rick Falkvinge. </text:p>
      <text:p text:style-name="P10">Serão mais de <text:span text:style-name="T2">800 horas de programação</text:span>, aproximadamente <text:span text:style-name="T2">50 oficinas</text:span> e um público estimado em <text:span text:style-name="T2">oito mil pessoas</text:span>. Evento acadêmico-científico, festival de robótica livre, rodada de negócios e uma intensa atividade cultural fazem parte da programação. Em busca de mobilização da sociedade para a liberdade e autonomia tecnológica, o fisl reúne comunidades de Software Livre de diversos países, grupos, profissionais, estudantes e entidades - <text:span text:style-name="T9">um público global especializado, qualificado ou curioso a respeito</text:span> da tecnologia da informação. </text:p>
      <text:p text:style-name="P15">O fisl13 abordará a privacidade online, o marco regulatório da internet no Brasil, leis de controle ao acesso à rede, cooperativismo, sustentabilidade, políticas públicas, liberdade filosofia e cultura de soluções livres. Haverá, também, atividades distribuídas em zonas temáticas que tratarão sobre Admin, Desenvolvimento, Desktop, Ecossistema, Educação, Encontros Comunitários, Oficinas, Organização e Tópicos emergentes. </text:p>
      <text:p text:style-name="P12">1ª Rodada de Negócios</text:p>
      <text:p text:style-name="P10">Empreendedores também terão espaço no 13° Fórum Internacional de Software Livre. Em parceria com o Sebrae-RS e realização da Associação Software Livre.org, a Rodada de Negócios e Competências (RNC) tem por objetivo aproximar empresas que produzem e contratam serviços de Tecnologia da Informação e Comunicação (TIC) e que utilizem tecnologias livres. Haverá oportunidade de empresas comercializarem produtos prontos, desenvolverem parcerias comerciais, expansão de negócios, oferecimento de competências e desenvolvimento de softwares livres, entre outros. A Rodada de Negócios e Competências ocorrerá no dia 27 de julho, das 14h às 19h, no Centro de Eventos da PUCRS. </text:p>
      <text:p text:style-name="P10"/>
      <text:p text:style-name="P12"><text:soft-page-break/>Ada Digital lança Banco Colaborativo durante o fisl13</text:p>
      <text:p text:style-name="P10">Criado em julho, o Banco Colaborativo Ada Digital (BCAD) será lançado, no dia 27 de julho, às 15h, do Espaço Multiuso do 13° Fórum Internacional Software Livre (fisl13), em Porto Alegre. Concebido pela mineira Ada Lemos e operando em uma plataforma online criada em JOOMLA, o BCAD trabalhará na captação de recursos para projetos inovadores em Convergências Tecnológicas em Soluções Livres, tanto em conteúdo como em tecnologia em si. Os projetos que serão beneficiados com o BCAD são voltados para economia solidária e cooperativa e são prioridades assuntos como cultura, comunicação, moradia, agricultura, artesanato, cidadania, energia limpa, gestão, desenho industrial e congêneres. O Banco Digital terá juros de 4% ao ano para financiamentos de vários tamanhos, a partir de R$ 500,00. </text:p>
      <text:p text:style-name="P12">Transparência de dados públicos</text:p>
      <text:p text:style-name="P10">Com a temática de transparência de dados públicos, a W3C Brasil, em parceria com o Governo do Estado do Rio Grande do Sul e a PROCERGS, realiza a competição <text:span text:style-name="T2">Decoders W3C RS</text:span>, que premiará equipes que realizarem o melhor projeto de dados abertos governamentais. Na mesma ocasião, haverá reunião do Grupo de Trabalho (GT) de Dados Abertos do Rio Grande do Sul. A premiação será realizada no dia 27 de julho. A competição faz parte do compromisso do Governo do Estado do RS na criação de um ecossistema de reutilização e desenvolvimento de novos serviços públicos diretamente pela sociedade, incentivando técnicos a criar aplicações que decodifiquem massas de dados disponibilizadas pelo governo, transformando-as mais fáceis de serem utilizadas pela sociedade.</text:p>
      <text:p text:style-name="P11">Certificação de LPI</text:p>
      <text:p text:style-name="P15">Interessados em obter certificação profissional em Linux podem aproveitar o fisl para testar os conhecimentos e garantir o seu. A <text:span text:style-name="T7">4Linux, parceira do evento,</text:span> realizará as provas por meio da LPI – Linux Professional Institute, entidade reconhecida como a primeira organização a defender e ajudar o uso do Linux, Open Source e Software Livre por meio de certificação profissional. Os exames a serem aplicados serão LPIC 1, LPIC 2, LPIC 3 – 301, 302, 303 e 304. As provas, com duração de 90 minutos, serão realizadas nos dias 26 e 27 de julho, no período da manhã. Os candidatos poderão realizar até duas provas durante o evento em diferentes dias, sendo as duas para o mesmo nível. <text:s/></text:p>
      <text:p text:style-name="P16">Nova Economia Colaborativa</text:p>
      <text:p text:style-name="P10">Negócios colaborativos com conceitos livres. O painel “A nova economia colaborativa”, que ocorrerá no dia 27 de julho, das 12h às 14h, na sala 40-A Paineis, da PUCRS, será coordenado pelo desenvolvedor da ProDesk e integrante da Associação Software Livre.org, Gustavo Pacheco. O debate terá como objetivo demonstrar a influência dos conceitos que marcam o desenvolvimento dos softwares livres e de código aberto em diferentes áreas de negócios. Open innovation, co-creation, crowdlearning, <text:soft-page-break/>crowdfunding, entre outros termos recentes, tornaram-se frequentes para identificar modelos de desenvolvimento de produtos e serviços baseados na colaboração entre criadores, produtores e consumidores. Serão abordados no painel o desafio da criação de um novo negócio, as peculiaridades de cada modelo, a sustentabilidade e a continuidade, a importância do usuário, da Web e das redes sociais, o estabelecimento de diferenciais competitivos e colaborativos e a relação com os mercados e modelos tradicionais de produção e de inovação. Além disso, será analisado o futuro dos negócios da nova economia colaborativa: onde estão as oportunidades e os riscos para os novos projetos. Estarão presentes Tomás de Lara, sócio da Engage/Catarse, Edgard Stuber, fundador do Nós.Coworking, Sandro Cortezia, da Venti, Daniel Larusso Barros, da Nós.vc, e Daniel Bittencourt, da Lung e do portal Porto Alegre.cc..</text:p>
      <text:p text:style-name="P16">Comunidades</text:p>
      <text:p text:style-name="P17">O fisl é o maior encontro de comunidades de Software Livre da América Latina e um dos mais consolidados e significativos do mundo. Reúne internautas e interessados do universo da tecnologia que abordam discussões, palestras, personalidades e novidades nacionais e internacionais do mundo do software livre.org. </text:p>
      <text:p text:style-name="P16">Programação Cultural</text:p>
      <text:p text:style-name="P15">O 13° Fórum Internacional Software Livre (fisl13) investe em uma intensa programação cultural dentro e fora do Centro de Eventos da PUCRS. São festas, encontros musicais, festivais, debates sobre internet e literatura, roteiro e descontos em bares e restaurantes, entre outros. </text:p>
      <text:p text:style-name="P15">Durante o evento, serão apresentadas diversas intervenções artísticas, festivais de música, dança e performances, encontros culturais e manifestações da cultura brasileira. </text:p>
      <text:p text:style-name="P9">A programação completa pode ser conferida no site do evento - http://softwarelivre.org/fisl13/roteiro-cultural/roteiro-cultural</text:p>
      <text:p text:style-name="P16"/>
      <text:p text:style-name="P16">Confira alguns palestrantes do fisl13</text:p>
      <text:p text:style-name="P20"/>
      <text:p text:style-name="P4"><text:span text:style-name="T6">Rick Falkvinge</text:span> (Suécia) - Entusiasta e militante dos Partidos Piratas ao redor do planeta. Foi o fundador do Partido Pirata na Suécia, o primeiro do mundo.</text:p>
      <text:p text:style-name="P4"/>
      <text:p text:style-name="P4"><text:span text:style-name="T6">Jon Maddog Hall</text:span> (EUA) - Presidente fundador da Linux Internacional, tem mais de 40 anos na indústria de software. Ocupa a maior parte do seu tempo em eventos de software livre pelo mundo e, segundo ele, o fisl é o maior evento comunitário de software livre do planeta.</text:p>
      <text:p text:style-name="P5"/>
      <text:p text:style-name="P4"><text:soft-page-break/><text:span text:style-name="T6">Daniel Viñar</text:span> (Uruguai) - Engenheiro, egresso da École Polytechnique e da Escuela Superior de Telecomunicaciones, na França. Atualmente trabalha com informática e redes na Universidad de la República, no Uruguai, em particular no desenvolvimento das novas sedes no interior.</text:p>
      <text:p text:style-name="P4"/>
      <text:p text:style-name="P4"><text:span text:style-name="T6">Maria Bonnefon</text:span> (França) - É “Market Development and Channel Director” da Canonical. Integra a equipe desde 2006 e passou por vários cargos, incluindo “Strategic Alliance Manager” para Intel e “OEM Partnership Manager” na qual foi responsável por estabilizar o programa de OEM. É especialista em desenvolvimento de negócios internacionais com mais de 20 anos de experiência nos campos de hardware e software e já trabalhou na Archos, Iomega e Mandriva. </text:p>
      <text:p text:style-name="P4"/>
      <text:p text:style-name="P4"><text:span text:style-name="T6">Kyle MacDonald</text:span> (Estados Unidos) – Vice-presidente de Cloud da Canonical, em que é responsável pelo marketing, vendas, desenvolvimento de negócios e engenharia de produtos para Cloud, além de exercer a liderança no ecossistema OperStack. Já trabalhou em empresas como AMD e Sun Microsystems. </text:p>
      <text:p text:style-name="P4"/>
      <text:p text:style-name="P4"><text:span text:style-name="T6">Louis Suárez-Potts</text:span> (França) - "Community strategist" especializado em open-source e redes distribuídas. Atualmente é presidente da Age of Peers, consultoria de gestão fundada por ele. Atuou na OpenOffice.org como Gerente de Comunidade desde sua criação em 2000, até a sua transferência para a Apache Software Foundation, em 2011. Suárez-Potts já trabalhou na CollabNet, Sun Microsystems, Inc. e Oracle na mesma função. </text:p>
      <text:p text:style-name="P4"/>
      <text:p text:style-name="P4"><text:span text:style-name="T6">Marcelo Branco</text:span> (Brasil) - Ex-coordenador da Associação Software Livre.org, foi um dos idealizadores do projeto Conexões Globais 2.0. Também foi coordenador da estratégia nas redes sociais da candidata eleita a Presidenta da República do Brasil Dilma Rousseff, três vezes diretor geral da Campus Party Brasil, tendo trabalhado para o governo da Generalitat de Catalunya, na Espanha, como assessor responsável pela Estratégia de Software Livre no governo. É articulador e um dos fundadores do Projeto Software Livre Brasil.</text:p>
      <text:p text:style-name="P4"/>
      <text:p text:style-name="P4"><text:span text:style-name="T6">Amir Taaki</text:span> (Inglaterra) - Desenvolvedor de games e outros softwares, Amir tornou-se conhecido por ser o responsável pelo desenvolvimento do projeto Bitcoin. Há 10 anos ele se dedica integralmente ao desenvolvimento de softwares livre.</text:p>
      <text:p text:style-name="P4"/>
      <text:p text:style-name="P4"><text:span text:style-name="T6">Jomar Silva</text:span> (Brasil) - Engenheiro Eletrônico, Diretor Geral da ODF Alliance Latin América e membro do OASIS ODF TC, comitê internacional que desenvolve o padrão ODF. Atualmente integra a equipe de Software Livre da Cobra Tecnologia. Foi coordenador do grupo responsável pela adoção do ODF como norma brasileira na ABNT (NBR ISO/IEC 26.300), representou o Brasil no BRM do OpenXML em Genebra na Suíça. </text:p>
      <text:p text:style-name="P5"/>
      <text:p text:style-name="P4"><text:span text:style-name="T6">Farid Lopez</text:span> (México) - Assessor em temas de Tecnologia e Competitividade para o Senado da República do México. Conta com experiência profissional nas esferas municipal e estatal na implementação de esquemas de governo eletrônico. </text:p>
      <text:p text:style-name="P4"/>
      <text:p text:style-name="P4"><text:soft-page-break/><text:span text:style-name="T6">João Carlos Caribé</text:span> (Brasil) - Publicitário, Consultor de Inovação e Ciberativista Pós-graduado em Mídias Digitais, Ciberativista e defensor da Liberdade na Internet, foi um dos idealizadores do movimento Mega Não, do coletivo Ciberativismo e da Petição Online contra o PL84/99 (AI5 Digital). Há mais de um ano dedica-se ao estudo e fomento de inclusão digital, cidades digitais e governo eletrônico. <text:s/></text:p>
      <text:p text:style-name="P4"/>
      <text:p text:style-name="P4"><text:span text:style-name="T6">Sebastian Kügler</text:span> (Holanda) – Trabalha no desenvolvimento do KDE desde 2004. É especialmente ativo na equipe “Plasma”, mas também contribuiu no código de outras áreas. Em 2011, co-fundou o “Plasma Active Project” e é um dos seus principais desenvolvedores. Desde 2006, serve ao Conselho de Administração do KDE como seu presidente. </text:p>
      <text:p text:style-name="P4"/>
      <text:p text:style-name="P4"><text:span text:style-name="T6">Alexandre Oliva</text:span> (Brasil) - Ativista pela liberdade de software e pelo software livre; fundador e conselheiro da FSFLA, Fundação Software Livre América Latina; mantenedor do GNU Linux-libre, co-mantenedor da GNU libc e de porções do GCC e GNU binutils; co-autor do livro A Revolução do Software Livre, colunista da Revista Espírito Livre; engenheiro de compiladores livres na Red Hat Brasil; </text:p>
      <text:p text:style-name="P4"/>
      <text:p text:style-name="P4"><text:span text:style-name="T6">Santiago Gonzales</text:span> (Peru) – Mestre em Engenharia de Sistemas e Computação pela Universidad Inca Garcilaso de la Vega. É o principal organizador do Festival Internacional de Software Livre – GNU/Linux (FESOLI) e do Congresso Internacional de Computación y Telecomunicaciones (COMTEL). </text:p>
      <text:p text:style-name="P4"/>
      <text:p text:style-name="P4"><text:span text:style-name="T6">Harvey James Anderson</text:span> (Estados Unidos) - Vice-presidente de Negócios e Conselheiro Geral da Mozilla. Harvey presta consultoria sobre Internet, tecnologia e clientes de software em transações comerciais complexas, e também sobre finanças e propriedade intelectual nos últimos 20 anos.</text:p>
      <text:p text:style-name="P4"/>
      <text:p text:style-name="P4"><text:span text:style-name="T6">Felipe Gomes</text:span> (Brasil) - Engenheiro da Mozilla, formado em Engenharia de Computação pela USP. Ativista de software livre, trabalha principalmente com C++ e JavaScript. Está envolvido em diversos projetos na Mozilla, como o Open Web Apps para a criação de uma plataforma para prover as capacidades necessárias de apps nativas à web apps escritas em HTML5 e outros padrões web.</text:p>
      <text:p text:style-name="P4"/>
      <text:p text:style-name="P4"><text:span text:style-name="T6">Gustavo Luiz Duarte</text:span> (Brasil) - Mestre pela USP e desenvolvedor em ambiente Linux há uma década, já contribuiu com diversos sofwares livres. Atualmente trabalha no IBM Linux Technology Center como mantenedor da distribuição Fedora para a arquitetura POWER.</text:p>
      <text:p text:style-name="P4"/>
      <text:p text:style-name="P4"><text:span text:style-name="T6">Ramón Ramón</text:span> (Espanha) –É Gerente de Desenvolvimento de Negócio para a América Latina na “Ándago Ingeniería”, ex-Vicepresidente da Hispalinux e fundador da Iniciativa Focus. É assessor de diversos projetos e países, como o Plano Diretor de TIC do Governo do Paraguai e o “Clúster Productivo especializado en Tecnologías Libres y Abiertas de Entre Ríos”, promovido pelo Ministério de Ciência, Tecnologia e Inovação Produtiva da Argentina. É conhecedor do desenvolvimento do Governo Aberto na Espanha e do Software Livre a nível internacional. </text:p>
      <text:p text:style-name="P4"><text:soft-page-break/></text:p>
      <text:p text:style-name="P4"><text:span text:style-name="T6">Deirdré Straughan</text:span> (Estados Unidos) - É especialista nos novos usos da mídia, produzindo centenas de vídeos técnicos para a Sun Microsystems, Oracle e Joyent, incluindo streams de vídeos ao vivo. Trabalha atualmente para a Joyent como Community Architect para a SmartOS e illumos open souce communities.</text:p>
      <text:p text:style-name="P4"/>
      <text:p text:style-name="P4"><text:span text:style-name="T6">Antonio Terceiro</text:span> - Desenvolvedor de software livre. Colabora com vários projetos, mas especialmente com os projetos Debian, Noosfero e Foswiki. Sócio fundador e desenvolvedor na Colivre.</text:p>
      <text:p text:style-name="P4"/>
      <text:p text:style-name="P4"><text:span text:style-name="T6">Michael Hanselmann</text:span> - Trabalha para o Google Switzerland como Administrador de Sistemas, especificamente no desenvolvimento do projeto Ganeti. Ele mantém um projeto de hosting, participou no desenvolvimento do Gentoo e contribuiu para diferentes projetos de Software Livre, incluindo o Linux Kernel. </text:p>
      <text:p text:style-name="P4"/>
      <text:p text:style-name="P4"><text:span text:style-name="T6">Gregório Robles</text:span> (Espanha) – Professor da Universidad Rey Juan Carlos, em Madri, Espanha. Seu trabalho de pesquisa é centrado no estudo do desenvolvimento de software livre pelo ponto de vista da engenharia. Desenvolveu e colaborou na concepção de programas para automatizar a análise de softwares livres e as ferramentas utilizada para produzi-los, como CVSAnalY.</text:p>
      <text:p text:style-name="P4"/>
      <text:p text:style-name="P4"><text:span text:style-name="T6">Nelson Lago</text:span> - (Brasil) Gerente Técnico do Centro de Competência em Software Livre do IME/USP. Participou do processo de criação da ONG LinuxSP. Atuou como administrador de sistemas em um dos primeiros provedores comerciais de acesso à Internet em São Paulo (That's Internet!), totalmente baseado em software livre.</text:p>
      <text:p text:style-name="P4"/>
      <text:p text:style-name="P4"><text:span text:style-name="T6">Deborah Bryant</text:span> (EUA) – Defensora do open source desde 1996 e colaboradora do osuosl.org por seis anos. Internacionalmente reconhecida por seu trabalho de incentivo ao uso do software livre no setor público, sendo atualmente consultora de governos ao redor do mundo sobre suas estratégias TIC. Bryant atua em vários conselhos sem fins lucrativos em prol do open source, tais como opensource.org, osdv.org, codeforamerica.org.</text:p>
      <text:p text:style-name="P4"/>
      <text:p text:style-name="P4"><text:span text:style-name="T6">Ana Cristina Fricke Matte</text:span> (Brasil) - Fundou o grupo Texto Livre em 2006, com o qual vem trabalhando com software livre do desenvolvimento à divulgação. Membro do SLEducacional, pesquisadora interdisciplinar em linguagem e tecnologia, coordenadora do laboratório SEMIOTEC e editora principal do periódico científico Texto Livre: Linguagem e Tecnologia. </text:p>
      <text:p text:style-name="P4"/>
      <text:p text:style-name="P4"><text:span text:style-name="T6">Daniela Feitosa</text:span> (Brasil) - Sócia fundadora da Colivre, onde atua como desenvolvedora de software e instrutora em cursos de capacitação, atualmente é a release manager do software livre Noosfero. </text:p>
      <text:p text:style-name="P4"/>
      <text:p text:style-name="P4"><text:span text:style-name="T6">Bryan Cheung</text:span> – Fundador e CEO da Liferay, empresa de portais de conteúdo. É bacharel em Ciência da Computação pela Universidade da Califórnia. Bryan divide seu <text:soft-page-break/>tempo entre as sedes da Liferay EUA e Europa e supervisiona o crescimento contínuo da empresa em seus dois maiores mercados.</text:p>
      <text:p text:style-name="P4"/>
      <text:p text:style-name="P4"/>
      <text:p text:style-name="P4"><text:span text:style-name="T6">Felix Paul Kühne</text:span> (Alemanha) - Programador e estudante de medicina, Felix trabalhou no desenvolvimento do popular player livre VLC para OSX (Mac) e tornou-se o desenvolvedor líder para essa plataforma em 2010. </text:p>
      <text:p text:style-name="P4"/>
      <text:p text:style-name="P4"><text:span text:style-name="T6">Randal L. Schwartz</text:span> (EUA) - Conhecido como "o mago do Perl", ele é co-autor de diversos livros amplamente usados sobre a linguagem. <text:s/>Também escreve colunas regulares sobre o tema para várias revistas especializadas e popularizou o “Just another Perl hacker signature program”. É membro fundador do Perl Mongers, a organização mundial base de defensores de Perl, e membro do Squeak Oversight Board, que fiscaliza a linguagem de programação Squeak. </text:p>
      <text:p text:style-name="P4"/>
      <text:p text:style-name="P4"><text:span text:style-name="T6">Jean Baptiste Kempf</text:span> (França) – É o presidente da VideoLan, comunidade de software livre que desenvolve projetos de vídeo, entre eles, o VLC, popular player multimedia open source.</text:p>
      <text:p text:style-name="P4"/>
      <text:p text:style-name="P4"><text:span text:style-name="T6">Niibe Yukata</text:span> (Japão) - Um dos fundadores e atual presidente da Iniciativa Free Software do Japão, Gniibe, contribui para Projeto GNU e é desenvolvedor Debian. É autor principal do Gnuk, um software livre para implementação de tokens criptografia (OpenPGP) e também do FST-01, um microcomputador USB.</text:p>
      <text:p text:style-name="P4"/>
      <text:p text:style-name="P4"><text:span text:style-name="T6">Duda Nogueira</text:span> (Brasil) - É autor do projeto Duda Library, uma biblioteca online que é parte dos esforços de uma comunidade interessada na pesquisa, construção e disponibilização de recursos educacionais abertos, contribuindo para a promoção do uso de TIC’s na educação.</text:p>
      <text:p text:style-name="P4"/>
      <text:p text:style-name="P4"><text:span text:style-name="T6">Sérgio Amadeu da Silveira</text:span> (Brasil) - Sociólogo, defensor e divulgador do Software Livre e da Inclusão Digital no Brasil, foi um dos grandes implementadores dos Telecentros na América Latina e presidente do Instituto Nacional de Tecnologia da Informação. </text:p>
      <text:p text:style-name="P4"/>
      <text:p text:style-name="P4"><text:span text:style-name="T6">Paulo Meirelles</text:span> (Brasil) - É membro do grupo Projeto Software Livre do Rio Grande do Norte, no qual colabora na disseminação do software livre em seus aspectos técnicos, sociais e legais. É sócio da ONG “Associação Software Livre” (ASL.org). </text:p>
      <text:p text:style-name="P4"/>
      <text:p text:style-name="P4"><text:span text:style-name="T6">Bruno Souza</text:span> (Brasil) - Fundador e líder do SouJava, eleito para o Comitê Executivo do JCP. É o comitê mais importante grupo para definição dos rumos da tecnologia Java. Foi conselheiro e é emérito de Administração da Open Source Initiative. </text:p>
      <text:p text:style-name="P4"/>
      <text:p text:style-name="P4"/>
      <text:p text:style-name="P4"/>
      <text:p text:style-name="P4"/>
      <text:p text:style-name="P4"/>
      <text:p text:style-name="P6"/>
      <text:p text:style-name="P6"><text:soft-page-break/>13 anos de luta pela liberdade tecnológica</text:p>
      <text:p text:style-name="P3"/>
      <text:p text:style-name="P4">Desde a sua primeira edição em 2000, o Fórum Internacional Software Livre (fisl) já recebeu aproximadamente 70 mil pessoas. Há 13 anos, o fisl contribui e acompanha todo o processo de desenvolvimento e crescimento do software livre. O surgimento do evento foi motivado por uma firme convicção de seus criadores de que a luta pela liberdade e pela autonomia tecnológica do Brasil passaria necessariamente pelo software livre e pelos ideais construídos, inicialmente por Richard Stallman e, posteriormente, pela comunidade de hackers e desenvolvedores do sistema operacional GNU/Linux.</text:p>
      <text:p text:style-name="P4"/>
      <text:p text:style-name="P4">O evento tem a preocupação em debater e contribuir para evolução sócio-cultural e tecnológica do País, além de oportunizar aos interessados o aprendizado e a atualização em relação ao uso do software de código aberto em diversas áreas, como segurança, educação, economia, política, cultura, tecnologia, entre outras. </text:p>
      <text:p text:style-name="P4"/>
      <text:p text:style-name="P7">Associação Software Livre.Org</text:p>
      <text:p text:style-name="P3"/>
      <text:p text:style-name="P4">Baseada nos ideais de liberdade, cidadania e democracia, a Associação SotwareLivre (ASL) é uma associação Civil sem fins lucrativos, localizada em Porto Alegre/RS. Sua missão é promover o uso, a difusão e o desenvolvimento do Software Livre, abrindo espaço para discussão e fomento de iniciativas dentro das diversas áreas relacionadas. Fundada no dia 11 de setembro de 2003 surgiu motivada pela convicção de seus criadores de que a luta pela autonomia tecnológica do Brasil passa fundamentalmente pelo Software</text:p>
      <text:p text:style-name="P4">Livre.</text:p>
      <text:p text:style-name="P4"/>
      <text:p text:style-name="P4">Como maneira de contribuir para o crescimento e fortalecimento da sociedade a ASL desenvolve programas de educação profissional, qualificação e requalificação, buscando atender as carências encontradas na população. Organizadora do Fórum Internacional do Software Livre (Fisl), a associação promove o conhecimento compartilhado como forma de apoio ao desenvolvimento humano através da experimentação de modelos alternativos socioeducativos.</text:p>
      <text:p text:style-name="P4"/>
      <text:p text:style-name="P4"/>
      <text:p text:style-name="P4"/>
      <text:p text:style-name="P13">Porto Alegre, 25 de julho de 2012</text:p>
      <text:p text:style-name="P14"><text:span text:style-name="T3">Núcleo de Atendimento 13° Fórum Internacional de Software Livre</text:span><text:line-break/>Coordenação: Nicole Carvalho – nicole@enfato.com.br – 51 8118.1501<text:line-break/>Direção:Mariana Turkenicz– mariana@enfato.com.br – 51 8121.7062</text:p>
      <text:p text:style-name="P14">Atendimento: Bruna Brinques – bruna@enfato.com.br<text:line-break/>Enfato Comunicação Empresarial<text:line-break/>51 30.261.261<text:line-break/>www.enfato.com.b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western" style:family="paragraph" style:parent-style-name="Standard">
      <style:paragraph-properties fo:margin-top="0.494cm" fo:margin-bottom="0.21cm"/>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Fonte_20_parág._20_padrão" style:display-name="Fonte parág. padrão" style:family="text"/>
    <style:style style:name="_20_Char_20_Char2" style:display-name=" Char Char2" style:family="text">
      <style:text-properties fo:font-size="12pt" style:font-size-asian="12pt" style:font-size-complex="12pt"/>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style:font-name="Tahoma" fo:font-size="8pt" style:font-size-asian="8pt" style:font-name-complex="Tahoma" style:font-size-complex="8pt"/>
    </style:style>
    <style:style style:name="apple-converted-space"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bottom" style:vertical-rel="page" style:horizontal-pos="center" style:horizontal-rel="page-content" fo:background-color="#ffffff" style:background-transparency="100%" fo:padding-left="0.28cm" fo:padding-right="0.28cm" fo:padding-top="0.026cm" fo:padding-bottom="0.153cm" fo:border="none">
        <style:background-image/>
      </style:graphic-properties>
    </style:style>
    <style:page-layout style:name="Mpm1">
      <style:page-layout-properties fo:page-width="21.001cm" fo:page-height="29.7cm" style:num-format="1" style:print-orientation="portrait" fo:margin-top="0.291cm" fo:margin-bottom="1.249cm" fo:margin-left="3cm" fo:margin-right="2.247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0.058cm" fo:margin-bottom="2.499cm" fo:margin-left="3cm" fo:margin-right="2.24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text:s text:c="64"/><draw:frame draw:style-name="Mfr1" draw:name="figuras2" text:anchor-type="as-char" svg:width="1.889cm" svg:height="3.256cm" draw:z-index="15"><draw:image xlink:href="Pictures/10000000000001740000027E2B144E74.png" xlink:type="simple" xlink:show="embed" xlink:actuate="onLoad"/></draw:frame></text:p>
        <text:p text:style-name="Header"/>
      </style:header>
      <style:footer>
        <text:p text:style-name="MP1"><draw:frame draw:style-name="Mfr1" draw:name="figuras1" text:anchor-type="as-char" svg:width="5.576cm" svg:height="1.637cm" draw:z-index="7"><draw:image xlink:href="Pictures/1000000000000543000001861202634D.jpg" xlink:type="simple" xlink:show="embed" xlink:actuate="onLoad"/></draw:frame><draw:frame draw:style-name="Mfr2" draw:name="Quadro1" text:anchor-type="char" svg:width="16.498cm" svg:height="2.057cm" draw:z-index="23"><draw:text-box><text:p text:style-name="MP2"><text:s text:c="5"/></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órum Internacional Software Livre chega a 13ª edição</dc:title>
    <meta:initial-creator>Enfato Comunicação Empresarial</meta:initial-creator>
    <meta:creation-date>2012-07-24T11:50:00</meta:creation-date>
    <dc:date>2012-07-24T13:20:58.03</dc:date>
    <meta:editing-cycles>57</meta:editing-cycles>
    <meta:editing-duration>PT46M</meta:editing-duration>
    <meta:generator>LibreOffice/3.5$Windows_x86 LibreOffice_project/165a79a-7059095-e13bb37-fef39a4-9503d18</meta:generator>
    <meta:document-statistic meta:table-count="0" meta:image-count="2" meta:object-count="0" meta:page-count="8" meta:paragraph-count="70" meta:word-count="3072" meta:character-count="20565" meta:non-whitespace-character-count="17458"/>
    <meta:user-defined meta:name="Informações 1"/>
    <meta:user-defined meta:name="Informações 2"/>
    <meta:user-defined meta:name="Informações 3"/>
    <meta:user-defined meta:name="Informações 4"/>
  </office:meta>
</office:document-meta>
</file>